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2.4728in"/>
    </style:style>
    <style:style style:name="co5" style:family="table-column">
      <style:table-column-properties fo:break-before="auto" style:column-width="2.018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onLight2-HvIO_Rev_A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33R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<text:span text:style-name="T1">R5,</text:span>R6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0R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1,R12,R13,R1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1k/0.25W/1%/PTH(Metal-Film)</text:p>
          </table:table-cell>
          <table:table-cell table:style-name="ce6" office:value-type="string" calcext:value-type="string">
            <text:p>R_0.25W_PTH</text:p>
          </table:table-cell>
          <table:table-cell table:style-name="ce6" office:value-type="string" calcext:value-type="string">
            <text:p>R15,R16,R17,R18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1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,R4,R7,R8,R9,R10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4.7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,R2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100nF/250V/X2/PTH</text:p>
          </table:table-cell>
          <table:table-cell table:style-name="ce6" office:value-type="string" calcext:value-type="string">
            <text:p>C600-700x250mils</text:p>
          </table:table-cell>
          <table:table-cell table:style-name="ce6" office:value-type="string" calcext:value-type="string">
            <text:p>C1,C2,C3,C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1N4007/SMA</text:p>
          </table:table-cell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D5,D6,D7,D8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GG0402052R542P</text:p>
          </table:table-cell>
          <table:table-cell table:style-name="ce6" office:value-type="string" calcext:value-type="string">
            <text:p>D0402</text:p>
          </table:table-cell>
          <table:table-cell table:style-name="ce6" office:value-type="string" calcext:value-type="string">
            <text:p>TVS1,TVS2</text:p>
          </table:table-cell>
          <table:table-cell table:number-columns-repeated="1020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LED/Red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<text:span text:style-name="T1">LED_In1,LED_In2,LED_In3,LED_In4,</text:span></text:p>
            <text:p><text:span text:style-name="T1">LED_OUT1,LED_OUT2,LED_OUT3,</text:span></text:p>
            <text:p><text:span text:style-name="T1">LED_OUT4,LED_5V0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LED/Green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LED_3V3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LMUN2211LT1G(SOT-23)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string" calcext:value-type="string">
            <text:p><text:span text:style-name="T1">T1,T2,T3,</text:span>T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BC3223A(SMD7)</text:p>
          </table:table-cell>
          <table:table-cell table:style-name="ce6" office:value-type="string" calcext:value-type="string">
            <text:p>SMD7</text:p>
          </table:table-cell>
          <table:table-cell table:style-name="ce6" office:value-type="string" calcext:value-type="string">
            <text:p><text:span text:style-name="T1">U1,U2,U3,</text:span>U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PC817CS_CYPC817(C-TP2)</text:p>
          </table:table-cell>
          <table:table-cell table:style-name="ce6" office:value-type="string" calcext:value-type="string">
            <text:p>H11A817C_SMD</text:p>
          </table:table-cell>
          <table:table-cell table:style-name="ce6" office:value-type="string" calcext:value-type="string">
            <text:p><text:span text:style-name="T1">OPT1,OPT2,OPT3,</text:span>OPT4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BF-103</text:p>
          </table:table-cell>
          <table:table-cell table:style-name="ce6" office:value-type="string" calcext:value-type="string">
            <text:p>FUSE-HOLDER</text:p>
          </table:table-cell>
          <table:table-cell table:style-name="ce6" office:value-type="string" calcext:value-type="string">
            <text:p><text:span text:style-name="T1">FUSE1,FUSE2,FUSE3</text:span>,FUSE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B-V-34-LF(GBH254SMT-34)</text:p>
          </table:table-cell>
          <table:table-cell table:style-name="ce6" office:value-type="string" calcext:value-type="string">
            <text:p>GBH254SMT-34</text:p>
          </table:table-cell>
          <table:table-cell table:style-name="ce6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DG306-5.0-2P</text:p>
          </table:table-cell>
          <table:table-cell table:style-name="ce6" office:value-type="string" calcext:value-type="string">
            <text:p>TB2-DG306-5.0_2P</text:p>
          </table:table-cell>
          <table:table-cell table:style-name="ce6" office:value-type="string" calcext:value-type="string">
            <text:p><text:span text:style-name="T1">CON1,CON2,CON3,CON4,</text:span>CON5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TB3-3.5ММ(HD-351_3P)</text:p>
          </table:table-cell>
          <table:table-cell table:style-name="ce6" office:value-type="string" calcext:value-type="string">
            <text:p>TB3-3.5mm</text:p>
          </table:table-cell>
          <table:table-cell table:style-name="ce6" office:value-type="string" calcext:value-type="string">
            <text:p><text:span text:style-name="T1">TEMP1,</text:span>TEMP2</text:p>
          </table:table-cell>
          <table:table-cell table:number-columns-repeated="1020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902in" fo:margin-bottom="0.3902in" fo:margin-left="0.3902in" fo:margin-right="0.3902in" style:scale-to="11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6-15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5T09:18:35.093747720</dc:date>
    <meta:editing-duration>PT40M56S</meta:editing-duration>
    <meta:editing-cycles>16</meta:editing-cycles>
    <meta:generator>LibreOffice/7.3.7.2$Linux_X86_64 LibreOffice_project/30$Build-2</meta:generator>
    <meta:document-statistic meta:table-count="1" meta:cell-count="72" meta:object-count="0"/>
  </office:meta>
</office:document-meta>
</file>